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erProfileStore.update( KerberosPrincipal oldPrincipal , ServerProfile update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DefaultServerProfileStore.getInt( String id , Attributes at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ProfileStore.getLong( String id , Attributes at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ProfileStore.add( ServerProfile pro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ProfileStore.hasProfile( KerberosPrincipal princip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ServerProfileStore.delete( KerberosPrincipal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ProfileStore.DefaultServerProfileStore( DirContext us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ProfileStore.getProfileEntry( KerberosPrincipal princip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ServerProfileStore.setMonitor( StoreMonitor mon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ProfileStore.getString( String id , Attributes att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ServerProfileStore.getProfile( KerberosPrincipal princip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faultServerProfileStore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